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SONObjectTest_getBigInteger.test_get_floa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JSONObjectTest_getBigInteger.test_get_dou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JSONObjectTest_getBigInteger.test_get_emp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